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043in" svg:y="0.4839in">
            <draw:object draw:notify-on-update-of-ranges="Sheet1.A1:Sheet1.A50 Sheet1.B1:Sheet1.B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(3*[.A1]-1)/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(3*[.A2]-1)/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(3*[.A3]-1)/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(3*[.A4]-1)/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(3*[.A5]-1)/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(3*[.A6]-1)/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(3*[.A7]-1)/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(3*[.A8]-1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(3*[.A9]-1)/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(3*[.A10]-1)/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*(3*[.A11]-1)/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(3*[.A12]-1)/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*(3*[.A13]-1)/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*(3*[.A14]-1)/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(3*[.A15]-1)/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*(3*[.A16]-1)/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*(3*[.A17]-1)/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*(3*[.A18]-1)/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*(3*[.A19]-1)/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(3*[.A20]-1)/2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*(3*[.A21]-1)/2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*(3*[.A22]-1)/2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*(3*[.A23]-1)/2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*(3*[.A24]-1)/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*(3*[.A25]-1)/2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(3*[.A26]-1)/2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*(3*[.A27]-1)/2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*(3*[.A28]-1)/2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*(3*[.A29]-1)/2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(3*[.A30]-1)/2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*(3*[.A31]-1)/2"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*(3*[.A32]-1)/2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*(3*[.A33]-1)/2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(3*[.A34]-1)/2"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*(3*[.A35]-1)/2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*(3*[.A36]-1)/2"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*(3*[.A37]-1)/2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*(3*[.A38]-1)/2"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*(3*[.A39]-1)/2"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(3*[.A40]-1)/2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*(3*[.A41]-1)/2"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*(3*[.A42]-1)/2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*(3*[.A43]-1)/2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*(3*[.A44]-1)/2"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*(3*[.A45]-1)/2"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*(3*[.A46]-1)/2"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*(3*[.A47]-1)/2"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*(3*[.A48]-1)/2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*(3*[.A49]-1)/2"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*(3*[.A50]-1)/2" office:value-type="float" office:value="3725" calcext:value-type="float">
            <text:p>3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erger </meta:initial-creator>
    <meta:creation-date>2016-03-04T21:54:26.237324869</meta:creation-date>
    <dc:date>2016-03-04T21:59:11.663720890</dc:date>
    <dc:creator>oberger </dc:creator>
    <meta:editing-duration>P0D</meta:editing-duration>
    <meta:editing-cycles>1</meta:editing-cycles>
    <meta:document-statistic meta:table-count="1" meta:cell-count="1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0" svg:x="0.32cm" svg:y="0.18cm" svg:width="12.508cm" svg:height="8.64cm">
          <chartooo:coordinate-region svg:x="1.312cm" svg:y="0.38cm" svg:width="11.3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" chart:class="chart:scatter">
            <chart:domain table:cell-range-address="Sheet1.A1:Sheet1.A5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</svg:desc>
                </draw:g>
              </table:table-cell>
              <table:table-cell office:value-type="float" office:value="1">
                <text:p>1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25">
                <text:p>3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